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26A77156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18cm, 4.517cm, 1.583cm, 6.034cm)" draw:image-opacity="100%" style:mirror="none" loext:decorative="false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0.457cm" fo:min-width="0.207cm" loext:decorative="false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0.749cm" fo:min-width="0.499cm" loext:decorative="false"/>
    </style:style>
    <style:style style:name="gr4" style:family="graphic" style:parent-style-name="objectwithoutfill">
      <style:graphic-properties draw:stroke="dash" draw:stroke-dash="Double_20_Dash_20_Dot_20__28_Rounded_29_" svg:stroke-width="0.053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="Extrémités_20_de_20_flèche_20_5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0000" draw:marker-start="" draw:marker-start-width="0.3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111111"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832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62cm" fo:min-width="0cm" fo:padding-top="0.151cm" fo:padding-bottom="0.151cm" fo:padding-left="0.276cm" fo:padding-right="0.276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55308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text-properties fo:font-size="32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99cm" svg:height="6.249cm" draw:transform="rotate (-1.5707963267949) translate (7.75cm 2.75cm)">
          <draw:image xlink:href="Pictures/100000000000022600000226A7715662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0.999cm" svg:height="0.999cm" svg:x="11.25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999cm" svg:height="0.999cm" svg:x="13.001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xml:id="id2" draw:id="id2" draw:layer="layout" svg:x1="1.5cm" svg:y1="4.7cm" svg:x2="14.5cm" svg:y2="4.7cm">
          <text:p/>
        </draw:line>
        <draw:connector draw:style-name="gr5" draw:text-style-name="P4" draw:layer="layout" draw:type="line" svg:x1="11.397cm" svg:y1="2.353cm" svg:x2="8cm" svg:y2="4.7cm" draw:start-shape="id1" draw:start-glue-point="7" draw:end-shape="id2" draw:end-glue-point="0" svg:d="M11397 2353l-3397 2347" svg:viewBox="0 0 3398 2348">
          <text:p/>
        </draw:connector>
        <draw:connector draw:style-name="gr6" draw:text-style-name="P4" draw:layer="layout" draw:type="line" svg:x1="8cm" svg:y1="4.7cm" svg:x2="13.001cm" svg:y2="5.999cm" draw:start-shape="id2" draw:start-glue-point="0" draw:end-shape="id3" draw:end-glue-point="3" svg:d="M8000 4700l5001 1299" svg:viewBox="0 0 5002 1300">
          <text:p/>
        </draw:connector>
        <draw:frame draw:style-name="gr7" draw:text-style-name="P5" draw:layer="layout" svg:width="1.879cm" svg:height="0.962cm" svg:x="12.171cm" svg:y="1.5cm">
          <draw:text-box>
            <text:p>obs1</text:p>
          </draw:text-box>
        </draw:frame>
        <draw:frame draw:style-name="gr7" draw:text-style-name="P5" draw:layer="layout" svg:width="1.879cm" svg:height="0.962cm" svg:x="13.871cm" svg:y="5.538cm">
          <draw:text-box>
            <text:p>obs2</text:p>
          </draw:text-box>
        </draw:frame>
        <draw:frame draw:style-name="gr8" draw:text-style-name="P7" draw:layer="layout" svg:width="2cm" svg:height="0.806cm" svg:x="8.3cm" svg:y="2.694cm">
          <draw:text-box>
            <text:p text:style-name="P6">41cm</text:p>
          </draw:text-box>
        </draw:frame>
        <draw:line draw:style-name="gr9" draw:text-style-name="P4" draw:layer="layout" svg:x1="10.25cm" svg:y1="4.5cm" svg:x2="10cm" svg:y2="3.5cm">
          <text:p/>
        </draw:line>
        <draw:frame draw:style-name="gr8" draw:text-style-name="P7" draw:layer="layout" svg:width="2cm" svg:height="0.806cm" svg:x="10cm" svg:y="3.594cm">
          <draw:text-box>
            <text:p text:style-name="P6">35°</text:p>
          </draw:text-box>
        </draw:frame>
        <draw:frame draw:style-name="gr8" draw:text-style-name="P7" draw:layer="layout" svg:width="2cm" svg:height="0.806cm" svg:x="9.5cm" svg:y="5.294cm">
          <draw:text-box>
            <text:p text:style-name="P6">51cm</text:p>
          </draw:text-box>
        </draw:frame>
        <draw:line draw:style-name="gr9" draw:text-style-name="P4" draw:layer="layout" svg:x1="11.989cm" svg:y1="4.777cm" svg:x2="11.188cm" svg:y2="5.426cm">
          <text:p/>
        </draw:line>
        <draw:frame draw:style-name="gr10" draw:text-style-name="P7" draw:layer="layout" svg:width="1.536cm" svg:height="0.806cm" svg:x="11.564cm" svg:y="4.795cm">
          <draw:text-box>
            <text:p text:style-name="P6">-15°</text:p>
          </draw:text-box>
        </draw:frame>
        <draw:frame draw:style-name="gr11" draw:text-style-name="P9" draw:layer="layout" svg:width="3.05cm" svg:height="0.725cm" svg:x="11.85cm" svg:y="4.1cm">
          <draw:text-box>
            <text:p text:style-name="P8">Axe du robot</text:p>
          </draw:text-box>
        </draw:frame>
        <draw:frame draw:style-name="gr7" draw:text-style-name="P11" draw:layer="layout" svg:width="7.101cm" svg:height="1.517cm" svg:x="6.399cm" svg:y="8cm">
          <draw:text-box>
            <text:p text:style-name="P10">obs8,-25,103</text:p>
          </draw:text-box>
        </draw:frame>
        <draw:custom-shape draw:style-name="gr12" draw:text-style-name="P4" draw:layer="layout" svg:width="0.5cm" svg:height="2.25cm" draw:transform="rotate (-1.5707963267949) translate (9cm 9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4" draw:layer="layout" svg:width="0.01cm" svg:height="0.05cm" draw:transform="rotate (-1.5707963267949) translate (9.4cm 9.50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4" draw:layer="layout" svg:width="0.5cm" svg:height="1.65cm" draw:transform="rotate (-1.5707963267949) translate (11cm 9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4" draw:layer="layout" svg:width="0.5cm" svg:height="1.65cm" draw:transform="rotate (-1.5707963267949) translate (13.1cm 9.5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3" draw:layer="layout" svg:width="2.5cm" svg:height="1.361cm" svg:x="6.65cm" svg:y="10.039cm">
          <draw:text-box>
            <text:p text:style-name="P12">Numéro obstacle</text:p>
          </draw:text-box>
        </draw:frame>
        <draw:frame draw:style-name="gr10" draw:text-style-name="P13" draw:layer="layout" svg:width="1.8cm" svg:height="0.806cm" svg:x="9.35cm" svg:y="10.04cm">
          <draw:text-box>
            <text:p text:style-name="P12">angle</text:p>
          </draw:text-box>
        </draw:frame>
        <draw:frame draw:style-name="gr15" draw:text-style-name="P13" draw:layer="layout" svg:width="2.55cm" svg:height="0.806cm" svg:x="11.15cm" svg:y="10.04cm">
          <draw:text-box>
            <text:p text:style-name="P12">distanc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7 20 13" svg:d="M0 20l10-13 10 13z"/>
    <draw:marker draw:name="Extrémités_20_de_20_flèche_20_6" draw:display-name="Extrémités de flèche 6" svg:viewBox="0 0 20 20" svg:d="M0 20l10-20 10 20z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5:26:58.506404980</meta:creation-date>
    <dc:date>2024-11-28T08:26:00.443139136</dc:date>
    <meta:editing-duration>PT2H4M32S</meta:editing-duration>
    <meta:editing-cycles>1</meta:editing-cycles>
    <meta:document-statistic meta:object-count="23"/>
    <meta:generator>LibreOffice/24.8.3.2$Linux_X86_64 LibreOffice_project/e14c9fdd1f585efcbb2c5363087a99d20928d522</meta:generator>
  </office:meta>
</office:document-meta>
</file>